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8.918cm" table:align="margins"/>
    </style:style>
    <style:style style:name="Tabelle1.A" style:family="table-column">
      <style:table-column-properties style:column-width="18.918cm" style:rel-column-width="65535*"/>
    </style:style>
    <style:style style:name="Tabelle1.A1" style:family="table-cell">
      <style:table-cell-properties fo:background-color="#e6e6e6" fo:padding="0.097cm" fo:border="0.002cm solid #000000">
        <style:background-image/>
      </style:table-cell-properties>
    </style:style>
    <style:style style:name="Tabel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8.918cm" table:align="margins"/>
    </style:style>
    <style:style style:name="Tabelle2.A" style:family="table-column">
      <style:table-column-properties style:column-width="18.918cm" style:rel-column-width="65535*"/>
    </style:style>
    <style:style style:name="Tabelle2.A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8.918cm" table:align="margins"/>
    </style:style>
    <style:style style:name="Tabelle3.A" style:family="table-column">
      <style:table-column-properties style:column-width="18.918cm" style:rel-column-width="65535*"/>
    </style:style>
    <style:style style:name="Tabelle3.A1" style:family="table-cell">
      <style:table-cell-properties fo:background-color="#e6e6e6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8.891cm" table:align="right"/>
    </style:style>
    <style:style style:name="Table13.A" style:family="table-column">
      <style:table-column-properties style:column-width="18.891cm"/>
    </style:style>
    <style:style style:name="Table13.A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8.918cm" table:align="margins"/>
    </style:style>
    <style:style style:name="Table11.A" style:family="table-column">
      <style:table-column-properties style:column-width="18.918cm" style:rel-column-width="65535*"/>
    </style:style>
    <style:style style:name="Table11.A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8.918cm" fo:break-before="auto" fo:break-after="auto" table:align="margins"/>
    </style:style>
    <style:style style:name="Tabelle5.A" style:family="table-column">
      <style:table-column-properties style:column-width="18.918cm" style:rel-column-width="65535*"/>
    </style:style>
    <style:style style:name="Tabelle5.A1" style:family="table-cell">
      <style:table-cell-properties fo:background-color="#e6e6ff" fo:padding="0.097cm" fo:border="0.002cm solid #000000">
        <style:background-image/>
      </style:table-cell-properties>
    </style:style>
    <style:style style:name="Tabel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8.918cm" table:align="margins"/>
    </style:style>
    <style:style style:name="Tabelle6.A" style:family="table-column">
      <style:table-column-properties style:column-width="18.918cm" style:rel-column-width="65535*"/>
    </style:style>
    <style:style style:name="Tabelle6.A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8.918cm" table:align="margins"/>
    </style:style>
    <style:style style:name="Tabelle7.A" style:family="table-column">
      <style:table-column-properties style:column-width="18.918cm" style:rel-column-width="65535*"/>
    </style:style>
    <style:style style:name="Tabelle7.A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8.918cm" table:align="margins"/>
    </style:style>
    <style:style style:name="Tabelle8.A" style:family="table-column">
      <style:table-column-properties style:column-width="18.918cm" style:rel-column-width="65535*"/>
    </style:style>
    <style:style style:name="Tabelle8.A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8.918cm" table:align="margins"/>
    </style:style>
    <style:style style:name="Tabelle9.A" style:family="table-column">
      <style:table-column-properties style:column-width="18.918cm" style:rel-column-width="65535*"/>
    </style:style>
    <style:style style:name="Tabelle9.A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918cm" table:align="margins"/>
    </style:style>
    <style:style style:name="Table1.A" style:family="table-column">
      <style:table-column-properties style:column-width="18.918cm" style:rel-column-width="65535*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8.918cm" table:align="margins"/>
    </style:style>
    <style:style style:name="Table9.A" style:family="table-column">
      <style:table-column-properties style:column-width="18.918cm" style:rel-column-width="65535*"/>
    </style:style>
    <style:style style:name="Table9.A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8.918cm" table:align="margins"/>
    </style:style>
    <style:style style:name="Tabelle16.A" style:family="table-column">
      <style:table-column-properties style:column-width="18.918cm" style:rel-column-width="65535*"/>
    </style:style>
    <style:style style:name="Tabelle16.A1" style:family="table-cell">
      <style:table-cell-properties fo:padding="0.097cm" fo:border="0.002cm solid #000000"/>
    </style:style>
    <style:style style:name="Tabelle17" style:family="table">
      <style:table-properties style:width="18.918cm" table:align="margins"/>
    </style:style>
    <style:style style:name="Tabelle17.A" style:family="table-column">
      <style:table-column-properties style:column-width="18.918cm" style:rel-column-width="65535*"/>
    </style:style>
    <style:style style:name="Tabelle17.A1" style:family="table-cell">
      <style:table-cell-properties fo:padding="0.097cm" fo:border="0.002cm solid #000000"/>
    </style:style>
    <style:style style:name="Tabelle18" style:family="table">
      <style:table-properties style:width="18.918cm" table:align="margins"/>
    </style:style>
    <style:style style:name="Tabelle18.A" style:family="table-column">
      <style:table-column-properties style:column-width="18.918cm" style:rel-column-width="65535*"/>
    </style:style>
    <style:style style:name="Tabelle18.A1" style:family="table-cell">
      <style:table-cell-properties fo:padding="0.097cm" fo:border="0.002cm solid #000000"/>
    </style:style>
    <style:style style:name="Tabelle4" style:family="table">
      <style:table-properties style:width="18.918cm" table:align="margins"/>
    </style:style>
    <style:style style:name="Tabelle4.A" style:family="table-column">
      <style:table-column-properties style:column-width="18.918cm" style:rel-column-width="65535*"/>
    </style:style>
    <style:style style:name="Tabelle4.A1" style:family="table-cell">
      <style:table-cell-properties fo:padding="0.097cm" fo:border="0.002cm solid #000000"/>
    </style:style>
    <style:style style:name="Tabelle20" style:family="table">
      <style:table-properties style:width="18.918cm" table:align="margins"/>
    </style:style>
    <style:style style:name="Tabelle20.A" style:family="table-column">
      <style:table-column-properties style:column-width="18.918cm" style:rel-column-width="65535*"/>
    </style:style>
    <style:style style:name="Tabelle20.A1" style:family="table-cell">
      <style:table-cell-properties fo:padding="0.097cm" fo:border="0.002cm solid #000000"/>
    </style:style>
    <style:style style:name="Tabelle10" style:family="table">
      <style:table-properties style:width="18.918cm" table:align="margins"/>
    </style:style>
    <style:style style:name="Tabelle10.A" style:family="table-column">
      <style:table-column-properties style:column-width="18.918cm" style:rel-column-width="65535*"/>
    </style:style>
    <style:style style:name="Tabelle10.A1" style:family="table-cell">
      <style:table-cell-properties fo:padding="0.097cm" fo:border="0.002cm solid #000000"/>
    </style:style>
    <style:style style:name="Tabelle11" style:family="table">
      <style:table-properties style:width="18.918cm" table:align="margins"/>
    </style:style>
    <style:style style:name="Tabelle11.A" style:family="table-column">
      <style:table-column-properties style:column-width="18.918cm" style:rel-column-width="65535*"/>
    </style:style>
    <style:style style:name="Tabelle11.A1" style:family="table-cell">
      <style:table-cell-properties fo:padding="0.097cm" fo:border="0.002cm solid #000000"/>
    </style:style>
    <style:style style:name="Tabelle15" style:family="table">
      <style:table-properties style:width="18.918cm" table:align="margins"/>
    </style:style>
    <style:style style:name="Tabelle15.A" style:family="table-column">
      <style:table-column-properties style:column-width="18.918cm" style:rel-column-width="65535*"/>
    </style:style>
    <style:style style:name="Tabelle15.A1" style:family="table-cell">
      <style:table-cell-properties fo:padding="0.097cm" fo:border="0.002cm solid #000000"/>
    </style:style>
    <style:style style:name="Tabelle19" style:family="table">
      <style:table-properties style:width="18.918cm" table:align="margins"/>
    </style:style>
    <style:style style:name="Tabelle19.A" style:family="table-column">
      <style:table-column-properties style:column-width="18.918cm" style:rel-column-width="65535*"/>
    </style:style>
    <style:style style:name="Tabelle19.A1" style:family="table-cell">
      <style:table-cell-properties fo:padding="0.097cm" fo:border="0.002cm solid #000000"/>
    </style:style>
    <style:style style:name="Table6" style:family="table">
      <style:table-properties style:width="18.918cm" table:align="margins"/>
    </style:style>
    <style:style style:name="Table6.A" style:family="table-column">
      <style:table-column-properties style:column-width="18.918cm" style:rel-column-width="65535*"/>
    </style:style>
    <style:style style:name="Table6.A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8.918cm" table:align="margins"/>
    </style:style>
    <style:style style:name="Tabelle12.A" style:family="table-column">
      <style:table-column-properties style:column-width="18.918cm" style:rel-column-width="65535*"/>
    </style:style>
    <style:style style:name="Tabelle12.A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8.918cm" table:align="margins"/>
    </style:style>
    <style:style style:name="Tabelle13.A" style:family="table-column">
      <style:table-column-properties style:column-width="18.918cm" style:rel-column-width="65535*"/>
    </style:style>
    <style:style style:name="Tabelle13.A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8.918cm" table:align="margins"/>
    </style:style>
    <style:style style:name="Tabelle14.A" style:family="table-column">
      <style:table-column-properties style:column-width="18.918cm" style:rel-column-width="65535*"/>
    </style:style>
    <style:style style:name="Tabelle14.A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background-color="#ffcc99">
        <style:background-image/>
      </style:paragraph-properties>
      <style:text-properties style:font-name="Courier New"/>
    </style:style>
    <style:style style:name="P6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7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style:font-size-asian="12pt" style:font-size-complex="12pt"/>
    </style:style>
    <style:style style:name="P8" style:family="paragraph" style:parent-style-name="Table_20_Contents">
      <style:paragraph-properties fo:text-align="start" style:justify-single-word="false" fo:background-color="#ffcc99">
        <style:background-image/>
      </style:paragraph-properties>
      <style:text-properties style:font-name="Courier New" fo:font-size="12pt" fo:font-weight="normal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 fo:background-color="#ffcc99">
        <style:background-image/>
      </style:paragraph-properties>
    </style:style>
    <style:style style:name="P10" style:family="paragraph" style:parent-style-name="Standard">
      <style:paragraph-properties fo:text-align="start" style:justify-single-word="false" fo:background-color="#ffcc99">
        <style:background-image/>
      </style:paragraph-properties>
      <style:text-properties style:font-name="Courier New"/>
    </style:style>
    <style:style style:name="P11" style:family="paragraph" style:parent-style-name="Table_20_Contents">
      <style:paragraph-properties fo:text-align="start" style:justify-single-word="false"/>
      <style:text-properties style:font-name="Courier New"/>
    </style:style>
    <style:style style:name="P12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font-name="Courier New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ff" style:font-name="Courier New"/>
    </style:style>
    <style:style style:name="P15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Courier New"/>
    </style:style>
    <style:style style:name="P16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fo:color="#000000" style:font-name="Courier New"/>
    </style:style>
    <style:style style:name="P17" style:family="paragraph" style:parent-style-name="Standard">
      <style:paragraph-properties fo:text-align="start" style:justify-single-word="false" fo:background-color="#e6e6e6">
        <style:background-image/>
      </style:paragraph-properties>
      <style:text-properties style:font-name="Courier New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8pt" fo:font-weight="bold" style:font-size-asian="18pt" style:font-weight-asian="bold" style:font-size-complex="18pt" style:font-weight-complex="bold"/>
    </style:style>
    <style:style style:name="T1" style:family="text">
      <style:text-properties fo:color="#0000ff"/>
    </style:style>
    <style:style style:name="T2" style:family="text">
      <style:text-properties fo:color="#0000ff" style:text-underline-style="none"/>
    </style:style>
    <style:style style:name="T3" style:family="text">
      <style:text-properties fo:color="#0000ff" style:text-underline-style="none" fo:font-weight="bold" style:font-weight-asian="bold" style:font-weight-complex="bold"/>
    </style:style>
    <style:style style:name="T4" style:family="text">
      <style:text-properties fo:color="#0000ff" fo:font-weight="normal" style:font-weight-asian="normal" style:font-weight-complex="normal"/>
    </style:style>
    <style:style style:name="T5" style:family="text">
      <style:text-properties fo:color="#00ae00"/>
    </style:style>
    <style:style style:name="T6" style:family="text">
      <style:text-properties fo:color="#00ae00" style:text-underline-style="none"/>
    </style:style>
    <style:style style:name="T7" style:family="text">
      <style:text-properties fo:color="#00ae00" style:text-underline-style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style:use-window-font-color="true" fo:font-weight="normal" style:font-weight-asian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fo:color="#000000"/>
    </style:style>
    <style:style style:name="T14" style:family="text">
      <style:text-properties fo:color="#000000" style:text-underline-style="none"/>
    </style:style>
    <style:style style:name="T15" style:family="text">
      <style:text-properties fo:color="#000000" style:text-underline-style="none" fo:font-weight="normal" style:font-weight-asian="normal" style:font-weight-complex="normal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language="en" fo:country="US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2pt" style:font-size-asian="12pt" style:font-size-complex="12pt"/>
    </style:style>
    <style:style style:name="T22" style:family="text">
      <style:text-properties style:font-name="Courier New"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WDL2BPEL</text:p>
      <text:p text:style-name="P1"/>
      <text:p text:style-name="P2">1. Basic <text:span text:style-name="T19">transformations</text:span></text:p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11">&lt;workflow name=“<text:span text:style-name="T1">NCName</text:span>“ id=“<text:span text:style-name="T1">ID</text:span>“</text:p>
            <text:p text:style-name="P11"><text:s/>targetNamespace = "http://decidr.de/<text:span text:style-name="T5">tenantName</text:span>/processes/<text:span text:style-name="T1">NCName</text:span>“</text:p>
            <text:p text:style-name="P11"><text:s/>xmlns=“http://decidr.de/schema/dwdl<text:span text:style-name="T13">“ </text:span>&gt;</text:p>
          </table:table-cell>
        </table:table-row>
        <table:table-row>
          <table:table-cell table:style-name="Tabelle1.A2" office:value-type="string">
            <text:p text:style-name="P6">&lt;process name=“<text:span text:style-name="T1">NCName</text:span>“</text:p>
            <text:p text:style-name="P6"><text:s/>targetNamespace="http://decidr.de/<text:span text:style-name="T6">tenantName</text:span>/processes/<text:span text:style-name="T2">NCName</text:span>"</text:p>
            <text:p text:style-name="P6"><text:s/>id=“<text:span text:style-name="T1">ID</text:span>“</text:p>
            <text:p text:style-name="P6"><text:s/>xmlns="http://docs.oasis-pen.org/wsbpel/2.0/process/executable"</text:p>
            <text:p text:style-name="P6"><text:s/>xmlns:decidr="http://decidr.de/schema/DecidrTypes"</text:p>
            <text:p text:style-name="P6"><text:s/>xmlns:tns="http://decidr.de/<text:span text:style-name="T6">tenantName</text:span>/processes/<text:span text:style-name="T2">NCName</text:span>" </text:p>
            <text:p text:style-name="P6"><text:s/>xmlns:xsd="<text:a xlink:type="simple" xlink:href="" text:style-name="Internet_20_link">http://www.w3.org/2001/XMLSche</text:a><text:a xlink:type="simple" xlink:href="" text:style-name="Internet_20_link"><text:span text:style-name="T20">ma</text:span></text:a><text:span text:style-name="T20">"</text:span></text:p>
            <text:p text:style-name="P5"><text:s/>xmlns:ode="http://www.apache.org/ode/type/extension"</text:p>
            <text:p text:style-name="P5"><text:s/>xmlns:eWS="http://decidr.de/webservices/Email"</text:p>
            <text:p text:style-name="P5"><text:s/>xmlns:hWS="http://decidr.de/webservices/HumanTask"&gt;</text:p>
          </table:table-cell>
        </table:table-row>
      </table:table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12">&lt;description&gt;</text:p>
            <text:p text:style-name="P12"><text:s text:c="3"/><text:span text:style-name="T1">any content</text:span></text:p>
            <text:p text:style-name="P12">&lt;/description&gt;</text:p>
          </table:table-cell>
        </table:table-row>
        <table:table-row>
          <table:table-cell table:style-name="Tabelle2.A2" office:value-type="string">
            <text:p text:style-name="P6">&lt;documentation&gt;</text:p>
            <text:p text:style-name="P6"><text:s text:c="3"/><text:span text:style-name="T1">any content</text:span></text:p>
            <text:p text:style-name="P6">&lt;/documentation&gt;</text:p>
          </table:table-cell>
        </table:table-row>
      </table:table>
      <text:p text:style-name="P1"/>
      <table:table table:name="Tabelle3" table:style-name="Tabelle3">
        <table:table-column table:style-name="Tabelle3.A"/>
        <table:table-row>
          <table:table-cell table:style-name="Tabelle3.A1" office:value-type="string">
            <text:p text:style-name="P17">&lt;variables&gt;</text:p>
            <text:p text:style-name="P12"><text:s text:c="2"/>&lt;variable name=“<text:span text:style-name="T1">DWDLVariableName</text:span>“ 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itialValue&gt; ?</text:p>
            <text:p text:style-name="P12"><text:s text:c="6"/><text:span text:style-name="T1">any Literal</text:span></text:p>
            <text:p text:style-name="P12"><text:s text:c="4"/>&lt;/initialValue&gt;</text:p>
            <text:p text:style-name="P12"><text:s text:c="2"/>&lt;/variable&gt;</text:p>
            <text:p text:style-name="P12"><text:s text:c="2"/>&lt;variable name=“<text:span text:style-name="T1">DWDLVarialbeName</text:span>“</text:p>
            <text:p text:style-name="P12"><text:s text:c="3"/>type=“<text:span text:style-name="T1">DWDLVariableType</text:span>“</text:p>
            <text:p text:style-name="P12"><text:s text:c="3"/>configurationVarialbe=“<text:span text:style-name="T1">yes|no</text:span>“&gt;</text:p>
            <text:p text:style-name="P12"><text:s text:c="4"/>&lt;intialValues&gt; </text:p>
            <text:p text:style-name="P12"><text:s text:c="6"/>&lt;initialValue&gt; </text:p>
            <text:p text:style-name="P12"><text:s text:c="8"/><text:span text:style-name="T1">any Literal</text:span></text:p>
            <text:p text:style-name="P12"><text:s text:c="6"/>&lt;initalValue&gt;</text:p>
            <text:p text:style-name="P12"><text:s text:c="4"/>&lt;intialValues&gt;</text:p>
            <text:p text:style-name="P12"><text:s text:c="2"/>&lt;/variable&gt;</text:p>
            <text:p text:style-name="P12"><text:s text:c="2"/>&lt;variable name=“<text:span text:style-name="T1">DWDLVariableName</text:span>“ </text:p>
            <text:p text:style-name="P12"><text:s text:c="3"/>type=“<text:span text:style-name="T1">anyType</text:span>“</text:p>
            <text:p text:style-name="P12"><text:s text:c="3"/>configurationVarialbe=“<text:span text:style-name="T1">yes|no</text:span>“&gt;</text:p>
            <text:p text:style-name="P12"><text:s text:c="4"/>&lt;initialValue&gt;</text:p>
            <text:p text:style-name="P12"><text:s text:c="6"/><text:span text:style-name="T1">any Content</text:span></text:p>
            <text:p text:style-name="P12"><text:s text:c="4"/>&lt;/initialValue&gt;</text:p>
            <text:p text:style-name="P12"><text:s text:c="2"/>&lt;/variable&gt;</text:p>
            <text:p text:style-name="P11">&lt;/variables&gt; <text:s text:c="4"/></text:p>
          </table:table-cell>
        </table:table-row>
        <table:table-row>
          <table:table-cell table:style-name="Tabelle3.A2" office:value-type="string">
            <text:p text:style-name="P6">&lt;variables&gt;</text:p>
            <text:p text:style-name="P6"><text:s text:c="2"/>&lt;variable name=“<text:span text:style-name="T1">BPELVariableName</text:span>“</text:p>
            <text:p text:style-name="P6"><text:soft-page-break/><text:s text:c="3"/>type=“<text:span text:style-name="T1">QName</text:span>“ /&gt;</text:p>
            <text:p text:style-name="P6">&lt;/variables&gt;</text:p>
          </table:table-cell>
        </table:table-row>
      </table:table>
      <text:p text:style-name="P1"/>
      <table:table table:name="Table13" table:style-name="Table13">
        <table:table-column table:style-name="Table13.A"/>
        <table:table-row>
          <table:table-cell table:style-name="Table13.A1" office:value-type="string">
            <text:p text:style-name="P12">&lt;roles&gt;</text:p>
            <text:p text:style-name="P12"><text:s text:c="2"/>&lt;role name=“<text:span text:style-name="T1">NCName</text:span>“ /&gt; </text:p>
            <text:p text:style-name="P12"><text:s text:c="2"/>&lt;actor name=“<text:span text:style-name="T1">NCName</text:span>“ userid=“<text:span text:style-name="T1">ID</text:span>“ /&gt; </text:p>
            <text:p text:style-name="P12">&lt;/roles&gt;</text:p>
          </table:table-cell>
        </table:table-row>
        <table:table-row>
          <table:table-cell table:style-name="Table13.A2" office:value-type="string">
            <text:p text:style-name="P6">&lt;variable name=“<text:span text:style-name="T1">NCName</text:span>“ element=“<text:span text:style-name="T1">role</text:span>“&gt;</text:p>
            <text:p text:style-name="P6">&lt;variable name=“<text:span text:style-name="T1">NCName</text:span>“ element=“<text:span text:style-name="T1">actor</text:span>“&gt;</text:p>
          </table:table-cell>
        </table:table-row>
      </table:table>
      <text:p text:style-name="P1"/>
      <text:p text:style-name="P1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7">&lt;faultHandler&gt;</text:p>
            <text:p text:style-name="P17"><text:s text:c="2"/>&lt;setProperty</text:p>
            <text:p text:style-name="P12"><text:s text:c="3"/>name=“<text:span text:style-name="T1">message</text:span>“</text:p>
            <text:p text:style-name="P12"><text:s text:c="3"/>variable=“<text:span text:style-name="T1">DWDLVariableName</text:span>“&gt;</text:p>
            <text:p text:style-name="P12"><text:s text:c="4"/><text:span text:style-name="T13">&lt;propertyValue&gt;</text:span></text:p>
            <text:p text:style-name="P12"><text:span text:style-name="T13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recipient&gt; </text:p>
            <text:p text:style-name="P12"><text:s text:c="4"/>&lt;setProperty</text:p>
            <text:p text:style-name="P12"><text:s text:c="5"/>name=“<text:span text:style-name="T1">name</text:span>“</text:p>
            <text:p text:style-name="P12"><text:s text:c="5"/>variable=“<text:span text:style-name="T1">NCName</text:span>“&gt;</text:p>
            <text:p text:style-name="P12"><text:s text:c="6"/><text:span text:style-name="T13">&lt;propertyValue&gt; ?</text:span></text:p>
            <text:p text:style-name="P12"><text:span text:style-name="T13"><text:s text:c="8"/></text:span><text:span text:style-name="T1">any value</text:span></text:p>
            <text:p text:style-name="P16"><text:s text:c="6"/>&lt;/propertyValue&gt;</text:p>
            <text:p text:style-name="P16"><text:s text:c="4"/>&lt;/setProperty&gt;</text:p>
            <text:p text:style-name="P16"><text:s text:c="4"/>&lt;setProperty</text:p>
            <text:p text:style-name="P12"><text:span text:style-name="T13"><text:s text:c="5"/>name=“</text:span><text:span text:style-name="T1">email</text:span><text:span text:style-name="T13">“</text:span></text:p>
            <text:p text:style-name="P12"><text:span text:style-name="T13"><text:s text:c="5"/>variable=“</text:span><text:span text:style-name="T1">NCName</text:span><text:span text:style-name="T13">“&gt;</text:span></text:p>
            <text:p text:style-name="P16"><text:s text:c="6"/>&lt;propertyValue&gt;</text:p>
            <text:p text:style-name="P12"><text:span text:style-name="T13"><text:s text:c="8"/></text:span><text:span text:style-name="T1">any value</text:span></text:p>
            <text:p text:style-name="P12"><text:span text:style-name="T1"><text:s text:c="6"/></text:span><text:span text:style-name="T9">&lt;/propertyValue&gt;</text:span></text:p>
            <text:p text:style-name="P15"><text:s text:c="5"/>&lt;/setProperty&gt;</text:p>
            <text:p text:style-name="P15"><text:s text:c="2"/>&lt;/recipient&gt;</text:p>
            <text:p text:style-name="P12">&lt;/faultHandler&gt; <text:s text:c="3"/></text:p>
          </table:table-cell>
        </table:table-row>
        <table:table-row>
          <table:table-cell table:style-name="Table11.A2" office:value-type="string">
            <text:p text:style-name="P6">&lt;faultHandlers&gt;</text:p>
            <text:p text:style-name="P6"><text:s text:c="2"/>&lt;catchAll&gt;</text:p>
            <text:p text:style-name="P6"><text:s text:c="4"/>&lt;sequence&gt;</text:p>
            <text:p text:style-name="P6"><text:s text:c="6"/>&lt;assign&gt;</text:p>
            <text:p text:style-name="P6"><text:s text:c="8"/>&lt;copy&gt;</text:p>
            <text:p text:style-name="P6"><text:s text:c="10"/>&lt;from variable=“<text:span text:style-name="T4">DWDLVariableName</text:span>“ /<text:span text:style-name="T9">&gt;</text:span></text:p>
            <text:p text:style-name="P6"><text:s text:c="10"/>&lt;to variable="<text:span text:style-name="T8">faultMessage</text:span>" property="<text:span text:style-name="T8">message</text:span>" /&gt;</text:p>
            <text:p text:style-name="P6"><text:s text:c="8"/>&lt;/copy&gt;</text:p>
            <text:p text:style-name="P6"><text:s text:c="8"/>&lt;copy&gt;</text:p>
            <text:p text:style-name="P6"><text:s text:c="10"/>&lt;from variable=“<text:span text:style-name="T4">DWDLVariableName</text:span><text:span text:style-name="T8">“ </text:span>/&gt;</text:p>
            <text:p text:style-name="P6"><text:s text:c="10"/>&lt;to variable=“<text:span text:style-name="T8">faultMessage</text:span>“ property=“<text:span text:style-name="T8">To</text:span>“ /&gt;</text:p>
            <text:p text:style-name="P6"><text:s text:c="8"/>&lt;/copy&gt;</text:p>
            <text:p text:style-name="P6"><text:s text:c="8"/>&lt;copy&gt;</text:p>
            <text:p text:style-name="P6"><text:s text:c="10"/>&lt;from&gt;<text:span text:style-name="T8">'Workflow Execution Failure'</text:span><text:span text:style-name="T17">&lt;/from&gt;</text:span></text:p>
            <text:p text:style-name="P6"><text:span text:style-name="T17"><text:s text:c="10"/>&lt;to variable=“</text:span><text:span text:style-name="T8">faultMessage</text:span><text:span text:style-name="T17">“ property=“</text:span><text:span text:style-name="T8">Subject</text:span><text:span text:style-name="T17">“ /&gt;</text:span></text:p>
            <text:p text:style-name="P6"><text:s text:c="8"/>&lt;/copy&gt;</text:p>
            <text:p text:style-name="P6"><text:s text:c="6"/>&lt;/assign&gt;</text:p>
            <text:p text:style-name="P6"><text:soft-page-break/><text:s text:c="6"/>&lt;invoke partnerLink=“<text:span text:style-name="T8">Email-WS</text:span>“</text:p>
            <text:p text:style-name="P6"><text:s text:c="7"/>operation=“<text:span text:style-name="T8">sendEmail</text:span>“</text:p>
            <text:p text:style-name="P6"><text:s text:c="7"/>inputVariable=“<text:span text:style-name="T8">faultMessage</text:span>“</text:p>
            <text:p text:style-name="P6"><text:s text:c="7"/>outputVarialbe=“<text:span text:style-name="T8">faultMessageResponse</text:span>“ /&gt;</text:p>
            <text:p text:style-name="P6"><text:s text:c="4"/>&lt;/sequence&gt;</text:p>
            <text:p text:style-name="P6"><text:s text:c="2"/>&lt;/catchAll&gt;</text:p>
            <text:p text:style-name="P6">&lt;/faultHandlers&gt;</text:p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2">&lt;start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&lt;/startNode&gt;</text:p>
          </table:table-cell>
        </table:table-row>
        <table:table-row>
          <table:table-cell table:style-name="Tabelle5.A2" office:value-type="string">
            <text:p text:style-name="P6">&lt;receive name=“<text:span text:style-name="T1">NCName</text:span>“</text:p>
            <text:p text:style-name="P6"><text:s/>partnerLink="<text:span text:style-name="T6">tenantName</text:span>"</text:p>
            <text:p text:style-name="P6"><text:s/>operation="<text:span text:style-name="T8">startProcess</text:span>"</text:p>
            <text:p text:style-name="P6"><text:s/>variable="<text:span text:style-name="T8">startConfigurations</text:span>"</text:p>
            <text:p text:style-name="P6"><text:s/>createInstance="<text:span text:style-name="T8">yes</text:span>"&gt;</text:p>
            <text:p text:style-name="P6"><text:s text:c="3"/>&lt;documentation&gt;</text:p>
            <text:p text:style-name="P6"><text:s text:c="5"/><text:span text:style-name="T1">any content</text:span></text:p>
            <text:p text:style-name="P6"><text:s text:c="3"/>&lt;/documentation&gt;</text:p>
            <text:p text:style-name="P6"><text:s text:c="3"/>&lt;sources&gt;</text:p>
            <text:p text:style-name="P6"><text:s text:c="5"/>&lt;source linkName=“<text:span text:style-name="T1">IDREF</text:span>“ /&gt;</text:p>
            <text:p text:style-name="P6"><text:s text:c="3"/>&lt;/sources&gt;</text:p>
            <text:p text:style-name="P6">&lt;/receive&gt;</text:p>
          </table:table-cell>
        </table:table-row>
      </table:table>
      <text:p text:style-name="P1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2">&lt;end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notification&gt;</text:p>
            <text:p text:style-name="P12"><text:s text:c="4"/>&lt;informant&gt; </text:p>
            <text:p text:style-name="P12"><text:s text:c="6"/>&lt;setProperty</text:p>
            <text:p text:style-name="P12"><text:s text:c="7"/>name=“<text:span text:style-name="T1">name</text:span>“</text:p>
            <text:p text:style-name="P12"><text:s text:c="7"/>variable=“<text:span text:style-name="T1">DWDLVariableName</text:span>“&gt;</text:p>
            <text:p text:style-name="P12"><text:s text:c="8"/><text:span text:style-name="T13">&lt;propertyValue&gt;</text:span></text:p>
            <text:p text:style-name="P12"><text:span text:style-name="T13"><text:s text:c="10"/></text:span><text:span text:style-name="T1">any value</text:span></text:p>
            <text:p text:style-name="P16"><text:s text:c="8"/>&lt;/propertyValue&gt;</text:p>
            <text:p text:style-name="P16"><text:s text:c="6"/>&lt;/setProperty&gt;</text:p>
            <text:p text:style-name="P16"><text:s text:c="6"/>&lt;setProperty</text:p>
            <text:p text:style-name="P12"><text:span text:style-name="T13"><text:s text:c="7"/>name=“</text:span><text:span text:style-name="T1">email</text:span><text:span text:style-name="T13">“</text:span></text:p>
            <text:p text:style-name="P12"><text:span text:style-name="T13"><text:s text:c="7"/>variable=“</text:span><text:span text:style-name="T1">DWDLVariableName</text:span><text:span text:style-name="T13">“&gt;</text:span></text:p>
            <text:p text:style-name="P16"><text:s text:c="8"/>&lt;propertyValue&gt;</text:p>
            <text:p text:style-name="P12"><text:span text:style-name="T13"><text:s text:c="10"/></text:span><text:span text:style-name="T1">any value</text:span></text:p>
            <text:p text:style-name="P12"><text:span text:style-name="T1"><text:s text:c="8"/></text:span><text:span text:style-name="T9">&lt;/propertyValue&gt;</text:span></text:p>
            <text:p text:style-name="P15"><text:s text:c="6"/>&lt;/setProperty&gt;</text:p>
            <text:p text:style-name="P15"><text:soft-page-break/><text:s text:c="4"/>&lt;/informant&gt;</text:p>
            <text:p text:style-name="P12"><text:s text:c="2"/>&lt;/notification&gt;</text:p>
            <text:p text:style-name="P12">&lt;/endNode&gt;</text:p>
          </table:table-cell>
        </table:table-row>
        <table:table-row>
          <table:table-cell table:style-name="Tabelle6.A2" office:value-type="string">
            <text:p text:style-name="P10">&lt;sequence&gt;</text:p>
            <text:p text:style-name="P10"><text:s text:c="2"/>&lt;assign&gt;</text:p>
            <text:p text:style-name="P6"><text:s text:c="4"/>&lt;copy&gt;</text:p>
            <text:p text:style-name="P6"><text:s text:c="6"/>&lt;from<text:span text:style-name="T9">&gt;'</text:span><text:span text:style-name="T10">Workflow Execution Sucess'</text:span><text:span text:style-name="T11">&lt;/from&gt;</text:span></text:p>
            <text:p text:style-name="P6"><text:s text:c="6"/>&lt;to variable="<text:span text:style-name="T18">successMessage</text:span>" property="<text:span text:style-name="T8">message</text:span>" /&gt;</text:p>
            <text:p text:style-name="P6"><text:s text:c="4"/>&lt;/copy&gt;</text:p>
            <text:p text:style-name="P6"><text:s text:c="4"/>&lt;copy&gt;</text:p>
            <text:p text:style-name="P6"><text:s text:c="6"/>&lt;from variable=“<text:span text:style-name="T4">DWDLVariableName</text:span><text:span text:style-name="T8">“ </text:span>/&gt;</text:p>
            <text:p text:style-name="P6"><text:s text:c="6"/>&lt;to variable=“<text:span text:style-name="T18">successMessage</text:span>“ property=“<text:span text:style-name="T8">To</text:span>“ /&gt;</text:p>
            <text:p text:style-name="P6"><text:s text:c="4"/>&lt;/copy&gt;</text:p>
            <text:p text:style-name="P6"><text:s text:c="4"/>&lt;copy&gt;</text:p>
            <text:p text:style-name="P6"><text:s text:c="6"/>&lt;from&gt;<text:span text:style-name="T8">'Workflow Execution Sucess'</text:span><text:span text:style-name="T17">&lt;/from&gt;</text:span></text:p>
            <text:p text:style-name="P6"><text:span text:style-name="T17"><text:s text:c="6"/>&lt;to variable=“</text:span><text:span text:style-name="T18">successMessage</text:span><text:span text:style-name="T17">“ property=“</text:span><text:span text:style-name="T8">Subject</text:span><text:span text:style-name="T17">“ /&gt;</text:span></text:p>
            <text:p text:style-name="P6"><text:s text:c="4"/>&lt;/copy&gt;</text:p>
            <text:p text:style-name="P6"><text:s text:c="2"/>&lt;/assign&gt;</text:p>
            <text:p text:style-name="P6"><text:s text:c="2"/>&lt;invoke partnerLink=“<text:span text:style-name="T8">Email-WS</text:span>“</text:p>
            <text:p text:style-name="P6"><text:s text:c="3"/>operation=“<text:span text:style-name="T8">sendEmail</text:span>“</text:p>
            <text:p text:style-name="P6"><text:s text:c="3"/>inputVariable=“<text:span text:style-name="T18">successMessage</text:span>“</text:p>
            <text:p text:style-name="P6"><text:s text:c="3"/>outputVarialbe=“<text:span text:style-name="T18">successMessageResponse</text:span>“ /&gt;</text:p>
            <text:p text:style-name="P10">&lt;/sequence&gt;</text:p>
          </table:table-cell>
        </table:table-row>
      </table:table>
      <text:p text:style-name="P1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2">&lt;flowNode name=“<text:span text:style-name="T1">NCName</text:span>“ id=“<text:span text:style-name="T1">ID</text:span>“&gt;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nodes&gt;...&lt;/nodes&gt;</text:p>
            <text:p text:style-name="P12"><text:s text:c="2"/>&lt;arcs&gt;...&lt;/arcs&gt;</text:p>
            <text:p text:style-name="P12">&lt;/flowNode&gt;</text:p>
          </table:table-cell>
        </table:table-row>
        <table:table-row>
          <table:table-cell table:style-name="Tabelle7.A2" office:value-type="string">
            <text:p text:style-name="P6">&lt;flow name=“<text:span text:style-name="T1">NCName</text:span>“&gt;</text:p>
            <text:p text:style-name="P6"><text:s text:c="2"/>&lt;documentation&gt;</text:p>
            <text:p text:style-name="P6"><text:s text:c="5"/><text:span text:style-name="T1">any content</text:span></text:p>
            <text:p text:style-name="P6"><text:s text:c="2"/>&lt;/documentation&gt;</text:p>
            <text:p text:style-name="P6"><text:s text:c="2"/>&lt;targets&gt;</text:p>
            <text:p text:style-name="P6"><text:s text:c="4"/>&lt;target linkName=“<text:span text:style-name="T1">IDREF</text:span>“/&gt;</text:p>
            <text:p text:style-name="P6"><text:s text:c="2"/>&lt;/targets&gt;</text:p>
            <text:p text:style-name="P6"><text:s text:c="2"/>&lt;sources&gt;</text:p>
            <text:p text:style-name="P6"><text:s text:c="4"/>&lt;source linkName=“<text:span text:style-name="T1">IDREF</text:span>“/&gt;</text:p>
            <text:p text:style-name="P6"><text:s text:c="2"/>&lt;/sources&gt;</text:p>
            <text:p text:style-name="P6"><text:s text:c="2"/>&lt;links&gt;</text:p>
            <text:p text:style-name="P6"><text:s text:c="4"/>...</text:p>
            <text:p text:style-name="P6"><text:s text:c="2"/>&lt;/links&gt;</text:p>
            <text:p text:style-name="P6"><text:s text:c="2"/>activity</text:p>
            <text:p text:style-name="P6">&lt;/flow&gt;</text:p>
          </table:table-cell>
        </table:table-row>
      </table:table>
      <text:p text:style-name="P1"/>
      <table:table table:name="Tabelle8" table:style-name="Tabelle8">
        <table:table-column table:style-name="Tabelle8.A"/>
        <text:soft-page-break/>
        <table:table-row>
          <table:table-cell table:style-name="Tabelle8.A1" office:value-type="string">
            <text:p text:style-name="P12">&lt;ifNode name=“<text:span text:style-name="T1">NCName</text:span>“ id=“<text:span text:style-name="T1">ID</text:span>“&gt;</text:p>
            <text:p text:style-name="P17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condition order=“<text:span text:style-name="T1">integer</text:span>“&gt;</text:p>
            <text:p text:style-name="P12"><text:s text:c="4"/>&lt;left-operand&gt;<text:span text:style-name="T1">left-spec</text:span>&lt;/left-operand&gt;</text:p>
            <text:p text:style-name="P12"><text:s text:c="4"/>&lt;operator&gt;<text:span text:style-name="T1">op-spec</text:span>&lt;/operator&gt;</text:p>
            <text:p text:style-name="P12"><text:s text:c="4"/>&lt;right-operand&gt;<text:span text:style-name="T1">right-spec</text:span>&lt;/right-operand&gt;</text:p>
            <text:p text:style-name="P12"><text:s text:c="4"/>&lt;nodes&gt;...&lt;/nodes&gt;</text:p>
            <text:p text:style-name="P12"><text:s text:c="4"/>&lt;arcs&gt;...&lt;/arcs&gt;</text:p>
            <text:p text:style-name="P12"><text:s text:c="2"/>&lt;/condtion&gt;</text:p>
            <text:p text:style-name="P12">&lt;/ifNode&gt;</text:p>
          </table:table-cell>
        </table:table-row>
        <table:table-row>
          <table:table-cell table:style-name="Tabelle8.A2" office:value-type="string">
            <text:p text:style-name="P6">&lt;if name=“<text:span text:style-name="T1">NCName</text:span>“&gt;</text:p>
            <text:p text:style-name="P6"><text:s text:c="2"/>&lt;condition&gt; <text:span text:style-name="T1">left-spec</text:span> <text:span text:style-name="T1">op-spec</text:span> <text:span text:style-name="T1">right-spec</text:span>&lt;/condition&gt;</text:p>
            <text:p text:style-name="P6"><text:s text:c="2"/>activity</text:p>
            <text:p text:style-name="P6"><text:s text:c="2"/>&lt;elseif&gt;</text:p>
            <text:p text:style-name="P6"><text:s text:c="4"/>&lt;condition&gt;...&lt;/condition&gt;</text:p>
            <text:p text:style-name="P6"><text:s text:c="4"/>activity</text:p>
            <text:p text:style-name="P6"><text:s text:c="2"/>&lt;/elseif&gt;</text:p>
            <text:p text:style-name="P6"><text:s text:c="2"/>&lt;else&gt;</text:p>
            <text:p text:style-name="P6"><text:s text:c="4"/>activity</text:p>
            <text:p text:style-name="P6"><text:s text:c="2"/>&lt;/else&gt;</text:p>
            <text:p text:style-name="P6">&lt;/if&gt;</text:p>
          </table:table-cell>
        </table:table-row>
      </table:table>
      <text:p text:style-name="P1"/>
      <table:table table:name="Tabelle9" table:style-name="Tabelle9">
        <table:table-column table:style-name="Tabelle9.A"/>
        <table:table-row>
          <table:table-cell table:style-name="Tabelle9.A1" office:value-type="string">
            <text:p text:style-name="P12">&lt;forEachNode name=“<text:span text:style-name="T1">NCName</text:span>“ id=“<text:span text:style-name="T1">ID</text:span>“</text:p>
            <text:p text:style-name="P12"><text:s/>counterName=“<text:span text:style-name="T1">DWDLVariableName</text:span>“</text:p>
            <text:p text:style-name="P12"><text:s/>parallel=<text:span text:style-name="T1">“yes|no“</text:span><text:span text:style-name="T9">&gt;</text:span></text:p>
            <text:p text:style-name="P12"><text:s text:c="2"/>&lt;description&gt;</text:p>
            <text:p text:style-name="P12"><text:s text:c="5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</text:p>
            <text:p text:style-name="P12"><text:s text:c="2"/>&lt;/sources&gt;</text:p>
            <text:p text:style-name="P12"><text:s text:c="2"/>&lt;startCounterValue&gt;</text:p>
            <text:p text:style-name="P12"><text:s text:c="4"/><text:span text:style-name="T1">start-spec</text:span></text:p>
            <text:p text:style-name="P12"><text:span text:style-name="T1"><text:s text:c="2"/></text:span><text:span text:style-name="T9">&lt;/startCounterValue&gt;</text:span></text:p>
            <text:p text:style-name="P12"><text:span text:style-name="T9"><text:s text:c="2"/>&lt;</text:span>finalCounterValue&gt;</text:p>
            <text:p text:style-name="P12"><text:s text:c="4"/><text:span text:style-name="T1">final-spec</text:span></text:p>
            <text:p text:style-name="P12"><text:span text:style-name="T9"><text:s text:c="2"/>&lt;/</text:span>finalCounterValue&gt;</text:p>
            <text:p text:style-name="P12"><text:s text:c="2"/>&lt;completionCondition&gt;</text:p>
            <text:p text:style-name="P12"><text:s text:c="4"/><text:span text:style-name="T1">comp-spec</text:span></text:p>
            <text:p text:style-name="P12"><text:s text:c="2"/>&lt;/completionCondition&gt;</text:p>
            <text:p text:style-name="P12"><text:s text:c="2"/>&lt;nodes&gt;...&lt;/nodes&gt;</text:p>
            <text:p text:style-name="P12"><text:soft-page-break/><text:s text:c="2"/>&lt;arcs&gt;...&lt;/arcs&gt;</text:p>
            <text:p text:style-name="P12">&lt;/forEachNode&gt;</text:p>
          </table:table-cell>
        </table:table-row>
        <table:table-row>
          <table:table-cell table:style-name="Tabelle9.A2" office:value-type="string">
            <text:p text:style-name="P6">&lt;forEach name=“<text:span text:style-name="T1">NCName</text:span>“ </text:p>
            <text:p text:style-name="P6"><text:s/>counterName="<text:span text:style-name="T1">BPELVariableName</text:span>" </text:p>
            <text:p text:style-name="P6"><text:s/>parallel="<text:span text:style-name="T1">yes</text:span>|<text:span text:style-name="T1">no</text:span>"&gt;</text:p>
            <text:p text:style-name="P6"><text:s text:c="2"/>&lt;startCounterValue&gt;<text:span text:style-name="T1">unsigned-integer-expression</text:span>&lt;/startCounterValue&gt;</text:p>
            <text:p text:style-name="P6"><text:s text:c="2"/>&lt;finalCounterValue&gt;<text:span text:style-name="T1">unsigned-integer-expression</text:span>&lt;/finalCounterValue&gt;</text:p>
            <text:p text:style-name="P6"><text:s text:c="2"/>&lt;completionCondition&gt;</text:p>
            <text:p text:style-name="P6"><text:s text:c="4"/>&lt;branches</text:p>
            <text:p text:style-name="P6"><text:s text:c="5"/>successfulBranchesOnly="<text:span text:style-name="T8">yes</text:span>"&gt;</text:p>
            <text:p text:style-name="P6"><text:s text:c="6"/><text:span text:style-name="T1">unsigned-integer-expression</text:span></text:p>
            <text:p text:style-name="P6"><text:s text:c="4"/>&lt;/branches&gt;</text:p>
            <text:p text:style-name="P6"><text:s text:c="2"/>&lt;/completionCondition&gt;</text:p>
            <text:p text:style-name="P6"><text:s text:c="2"/>&lt;scope ...&gt;...&lt;/scope&gt;</text:p>
            <text:p text:style-name="P6">&lt;/forEach&gt;</text:p>
          </table:table-cell>
        </table:table-row>
      </table:table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17">&lt;invokeNode name=“<text:span text:style-name="T1">NCName</text:span>“ id=“<text:span text:style-name="T1">ID</text:span>“</text:p>
            <text:p text:style-name="P12"><text:s/>activity=“<text:span text:style-name="T1">NCName</text:span>“&gt;</text:p>
            <text:p text:style-name="P12"><text:s text:c="2"/>&lt;description&gt; ?</text:p>
            <text:p text:style-name="P12"><text:s text:c="4"/><text:span text:style-name="T1">any content</text:span></text:p>
            <text:p text:style-name="P12"><text:s text:c="2"/>&lt;/description&gt;</text:p>
            <text:p text:style-name="P12"><text:s text:c="2"/>&lt;graphics x=“<text:span text:style-name="T1">NCName</text:span>“ y=“<text:span text:style-name="T1">NCName</text:span>“ width=“<text:span text:style-name="T1">NCName</text:span>“ height=“<text:span text:style-name="T1">NCName</text:span>“/&gt;</text:p>
            <text:p text:style-name="P12"><text:s text:c="2"/>&lt;targets&gt;</text:p>
            <text:p text:style-name="P12"><text:s text:c="4"/>&lt;target arcId=“<text:span text:style-name="T1">IDREF</text:span>“ /&gt; </text:p>
            <text:p text:style-name="P12"><text:s text:c="2"/>&lt;/targets&gt;</text:p>
            <text:p text:style-name="P12"><text:s text:c="2"/>&lt;sources&gt;</text:p>
            <text:p text:style-name="P12"><text:s text:c="4"/>&lt;source arcId=“<text:span text:style-name="T1">IDREF</text:span>“/&gt; </text:p>
            <text:p text:style-name="P12"><text:s text:c="2"/>&lt;/sources&gt;</text:p>
            <text:p text:style-name="P12"><text:s text:c="2"/>&lt;setProperty </text:p>
            <text:p text:style-name="P12"><text:s text:c="3"/>name=“<text:span text:style-name="T1">NCName“</text:span></text:p>
            <text:p text:style-name="P12"><text:s text:c="3"/>variable=“<text:span text:style-name="T1">DWDLVariableName</text:span>“&gt;<text:span text:style-name="T1"> </text:span></text:p>
            <text:p text:style-name="P16"><text:s text:c="4"/>&lt;propertyValue&gt; </text:p>
            <text:p text:style-name="P12"><text:span text:style-name="T13"><text:s text:c="6"/></text:span><text:span text:style-name="T1">any Value</text:span></text:p>
            <text:p text:style-name="P16"><text:s text:c="4"/>&lt;/propertyValue&gt;</text:p>
            <text:p text:style-name="P16"><text:s text:c="2"/>&lt;/setProperty&gt;</text:p>
            <text:p text:style-name="P17"><text:s text:c="2"/>&lt;getProperty</text:p>
            <text:p text:style-name="P12"><text:s text:c="3"/>name=“<text:span text:style-name="T1">NCName“</text:span></text:p>
            <text:p text:style-name="P15"><text:span text:style-name="T1"><text:s text:c="3"/></text:span>varialbe<text:span text:style-name="T13">=“</text:span><text:span text:style-name="T1">DWDLVariableName</text:span><text:span text:style-name="T13">“ /&gt;</text:span></text:p>
            <text:p text:style-name="P12"><text:s text:c="2"/>&lt;/invokeNode&gt;</text:p>
          </table:table-cell>
        </table:table-row>
        <table:table-row>
          <table:table-cell table:style-name="Table1.A2" office:value-type="string">
            <text:p text:style-name="P6">&lt;sequence&gt;</text:p>
            <text:p text:style-name="P6"><text:s text:c="2"/>&lt;assign&gt;</text:p>
            <text:p text:style-name="P6"><text:s text:c="4"/>...</text:p>
            <text:p text:style-name="P6"><text:s text:c="2"/>&lt;/assign&gt;</text:p>
            <text:p text:style-name="P6"><text:s text:c="2"/>&lt;invoke name=“<text:span text:style-name="T1">NCName</text:span>“</text:p>
            <text:p text:style-name="P6"><text:s text:c="3"/>partnerLink="<text:span text:style-name="T1">NCName</text:span>"</text:p>
            <text:p text:style-name="P6"><text:s text:c="3"/>operation="<text:span text:style-name="T1">NCName</text:span>"</text:p>
            <text:p text:style-name="P6"><text:s text:c="3"/>inputVariable="<text:span text:style-name="T1">BPELVariableName</text:span>"</text:p>
            <text:p text:style-name="P6"><text:s text:c="3"/>outputVariable="<text:span text:style-name="T1">BPELVariableName</text:span>"&gt;</text:p>
            <text:p text:style-name="P6"><text:s text:c="4"/>&lt;correlations&gt; </text:p>
            <text:p text:style-name="P6"><text:s text:c="6"/>&lt;correlation set="<text:span text:style-name="T1">NCName</text:span>" initiate="<text:span text:style-name="T1">yes</text:span>|<text:span text:style-name="T1">join</text:span>|<text:span text:style-name="T1">no</text:span>"</text:p>
            <text:p text:style-name="P6"><text:s text:c="7"/>pattern="<text:span text:style-name="T1">request</text:span>|<text:span text:style-name="T1">response</text:span>|<text:span text:style-name="T1">request-response</text:span>" /&gt;</text:p>
            <text:p text:style-name="P6"><text:s text:c="4"/>&lt;/correlations&gt;</text:p>
            <text:p text:style-name="P6"><text:s text:c="2"/>&lt;/invoke&gt;</text:p>
            <text:p text:style-name="P6">&lt;/sequence&gt;</text:p>
          </table:table-cell>
        </table:table-row>
      </table:table>
      <text:p text:style-name="P1"><text:soft-page-break/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17">&lt;arcs&gt;</text:p>
            <text:p text:style-name="P12"><text:s text:c="2"/>&lt;arc name=“<text:span text:style-name="T1">NCName</text:span>“ id=“<text:span text:style-name="T1">ID</text:span>“</text:p>
            <text:p text:style-name="P12"><text:s text:c="3"/>sourceNode=“<text:span text:style-name="T1">IDREF</text:span>“</text:p>
            <text:p text:style-name="P12"><text:s text:c="3"/>targetNode=“<text:span text:style-name="T1">IDREF</text:span>“ /&gt;</text:p>
            <text:p text:style-name="P12">&lt;/arcs&gt;</text:p>
          </table:table-cell>
        </table:table-row>
        <table:table-row>
          <table:table-cell table:style-name="Table9.A2" office:value-type="string">
            <text:p text:style-name="P6">&lt;links&gt;</text:p>
            <text:p text:style-name="P6"><text:s text:c="2"/>&lt;link name=“<text:span text:style-name="T1">ID</text:span>“ /&gt;</text:p>
            <text:p text:style-name="P6">&lt;/links&gt;</text:p>
          </table:table-cell>
        </table:table-row>
      </table:table>
      <text:p text:style-name="P1"/>
      <text:p text:style-name="P2">2. Imports</text:p>
      <table:table table:name="Tabelle16" table:style-name="Tabelle16">
        <table:table-column table:style-name="Tabelle16.A"/>
        <table:table-row>
          <table:table-cell table:style-name="Tabelle16.A1" office:value-type="string">
            <text:p text:style-name="P7">&lt;xmlns:ews="<text:span text:style-name="T8">http://decidr.de/webservices/Email</text:span>" </text:p>
            <text:p text:style-name="P9"><text:span text:style-name="T21"><text:s/>xmlns:htws="</text:span><text:span text:style-name="T22">http://decidr.de/webservices/HumanTask</text:span><text:span text:style-name="T21">"</text:span></text:p>
            <text:p text:style-name="P7"><text:s/>xmlns:decidr=“<text:span text:style-name="T8">http://decidr.de/schema/DecidrTypes</text:span>" <text:s/></text:p>
            <text:p text:style-name="P7"><text:s/>xmlns:pwsdl=“http://decidr.de/<text:span text:style-name="T6">tenantName</text:span>/processes/<text:span text:style-name="T2">NCName</text:span><text:span text:style-name="T14">“</text:span>/&gt;</text:p>
          </table:table-cell>
        </table:table-row>
      </table:table>
      <text:p text:style-name="P3"/>
      <table:table table:name="Tabelle17" table:style-name="Tabelle17">
        <table:table-column table:style-name="Tabelle17.A"/>
        <table:table-row>
          <table:table-cell table:style-name="Tabelle17.A1" office:value-type="string">
            <text:p text:style-name="P7">&lt;import namespace="<text:span text:style-name="T8">http://decidr.de/webservices/Email</text:span>" <text:s/></text:p>
            <text:p text:style-name="P7"><text:s/>location="<text:span text:style-name="T8">Email.wsdl</text:span>"</text:p>
            <text:p text:style-name="P7"><text:s/>importType="<text:a xlink:type="simple" xlink:href="" text:style-name="Internet_20_link"><text:span text:style-name="T12">http://schemas.xmlsoap.org/wsdl/</text:span></text:a>" /&gt;</text:p>
            <text:p text:style-name="P7">&lt;import namespace="<text:a xlink:type="simple" xlink:href="" text:style-name="Internet_20_link"><text:span text:style-name="T8">http://decidr.de/webservices/HumanTask</text:span></text:a>"</text:p>
            <text:p text:style-name="P7"><text:s/>location=<text:span text:style-name="T8">“HumanTask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8">http://decidr.de/schema/DecidrTypes</text:span></text:a>"</text:p>
            <text:p text:style-name="P7"><text:s/>location=<text:span text:style-name="T8">“DecidrTypes.xsd“</text:span></text:p>
            <text:p text:style-name="P7"><text:s/>importType=“<text:a xlink:type="simple" xlink:href="" text:style-name="Internet_20_link">http://www.w3.org/2001/XMLSchema</text:a>“ /&gt;</text:p>
            <text:p text:style-name="P7">&lt;import namespace="<text:a xlink:type="simple" xlink:href="" text:style-name="Internet_20_link"><text:span text:style-name="T8">http://decidr.de/</text:span></text:a><text:a xlink:type="simple" xlink:href="" text:style-name="Internet_20_link"><text:span text:style-name="T7">tenantName</text:span></text:a><text:a xlink:type="simple" xlink:href="" text:style-name="Internet_20_link"><text:span text:style-name="T8">/processes/</text:span></text:a><text:a xlink:type="simple" xlink:href="" text:style-name="Internet_20_link"><text:span text:style-name="T3">NCName</text:span></text:a>"</text:p>
            <text:p text:style-name="P7"><text:s/>location=<text:span text:style-name="T8">“</text:span><text:span text:style-name="T3">NCName</text:span><text:span text:style-name="T8">.wsdl“</text:span></text:p>
            <text:p text:style-name="P7"><text:s/>importType=“<text:a xlink:type="simple" xlink:href="" text:style-name="Internet_20_link">http://schemas.xmlsoap.org/wsdl/</text:a>“ /&gt;</text:p>
            <text:p text:style-name="P7">&lt;import namespace="<text:a xlink:type="simple" xlink:href="" text:style-name="Internet_20_link"><text:span text:style-name="T15">http://www.apache.org/ode/type/extension</text:span></text:a>"</text:p>
            <text:p text:style-name="P7"><text:s/>importType=“<text:a xlink:type="simple" xlink:href="" text:style-name="Internet_20_link">http://www.w3.org/2001/XMLSchema</text:a>“ /&gt;</text:p>
          </table:table-cell>
        </table:table-row>
      </table:table>
      <text:p text:style-name="P3"/>
      <text:p text:style-name="P2">3. PartnerLinks</text:p>
      <table:table table:name="Tabelle18" table:style-name="Tabelle18">
        <table:table-column table:style-name="Tabelle18.A"/>
        <table:table-row>
          <table:table-cell table:style-name="Tabelle18.A1" office:value-type="string">
            <text:p text:style-name="P6">&lt;partnerLinks&gt;</text:p>
            <text:p text:style-name="P6"><text:s text:c="2"/>&lt;partnerLink name=“<text:span text:style-name="T8">client</text:span>“</text:p>
            <text:p text:style-name="P6"><text:s text:c="3"/>partnerLinkType=“<text:span text:style-name="T16">Process</text:span><text:span text:style-name="T8">PLT</text:span>“</text:p>
            <text:p text:style-name="P6"><text:s text:c="3"/>myRole="<text:span text:style-name="T16">ProcessP</text:span><text:span text:style-name="T8">rovider</text:span>" /&gt;</text:p>
            <text:p text:style-name="P6"><text:s text:c="2"/>&lt;partnerLink name="<text:span text:style-name="T8">EmailPL</text:span>" </text:p>
            <text:p text:style-name="P6"><text:s text:c="3"/>partnerLinkType="<text:span text:style-name="T8">EmailPLT</text:span>" </text:p>
            <text:p text:style-name="P6"><text:s text:c="3"/>partnerRole="<text:span text:style-name="T8">EmailProvider</text:span>" /&gt;</text:p>
            <text:p text:style-name="P6"><text:s text:c="2"/>&lt;partnerLink</text:p>
            <text:p text:style-name="P6"><text:s text:c="3"/>name=“<text:span text:style-name="T8">HumanTaskPL</text:span>“</text:p>
            <text:p text:style-name="P6"><text:s text:c="3"/>partnerLinkType=“<text:span text:style-name="T8">HumanTaskPLT</text:span>“</text:p>
            <text:p text:style-name="P6"><text:s text:c="3"/>myRole=“<text:span text:style-name="T8">HumanTaskClient</text:span>“</text:p>
            <text:p text:style-name="P6"><text:s text:c="3"/>partnerRole=“<text:span text:style-name="T8">HumanTaskProvider</text:span>“ /&gt;</text:p>
            <text:p text:style-name="P6">&lt;/partnerLinks&gt;</text:p>
          </table:table-cell>
        </table:table-row>
      </table:table>
      <text:p text:style-name="P2"/>
      <text:p text:style-name="P2">4. Variables</text:p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7">&lt;variable name=“<text:span text:style-name="T8">startConfigurations</text:span>“ </text:p>
            <text:p text:style-name="P7"><text:s/>messageType=“<text:span text:style-name="T8">startMessage</text:span>“ /&gt;</text:p>
          </table:table-cell>
        </table:table-row>
      </table:table>
      <text:p text:style-name="P3"/>
      <table:table table:name="Tabelle20" table:style-name="Tabelle20">
        <table:table-column table:style-name="Tabelle20.A"/>
        <text:soft-page-break/>
        <table:table-row>
          <table:table-cell table:style-name="Tabelle20.A1" office:value-type="string">
            <text:p text:style-name="P7">&lt;variable name=“<text:span text:style-name="T8">WFMID</text:span>“ type=“<text:span text:style-name="T8">ID</text:span>“ /&gt;</text:p>
          </table:table-cell>
        </table:table-row>
      </table:table>
      <text:p text:style-name="P3"/>
      <table:table table:name="Tabelle10" table:style-name="Tabelle10">
        <table:table-column table:style-name="Tabelle10.A"/>
        <table:table-row>
          <table:table-cell table:style-name="Tabelle10.A1" office:value-type="string">
            <text:p text:style-name="P7">&lt;variable name=“<text:span text:style-name="T8">faultMessageRequest</text:span>“ </text:p>
            <text:p text:style-name="P7"><text:s/>messageType=“<text:span text:style-name="T8">sendEmailRequest</text:span>“ /&gt;</text:p>
            <text:p text:style-name="P7">&lt;variable name=“<text:span text:style-name="T8">faultMessageResponse</text:span>“ 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11" table:style-name="Tabelle11">
        <table:table-column table:style-name="Tabelle11.A"/>
        <table:table-row>
          <table:table-cell table:style-name="Tabelle11.A1" office:value-type="string">
            <text:p text:style-name="P7">&lt;variable name=“<text:span text:style-name="T8">successMessageRequest</text:span>“ </text:p>
            <text:p text:style-name="P7"><text:s/>messagetype=“<text:span text:style-name="T8">sendEmailRequest</text:span>“ /&gt;</text:p>
            <text:p text:style-name="P7">&lt;variable name=“<text:span text:style-name="T8">successMessageResponse</text:span>“</text:p>
            <text:p text:style-name="P7"><text:s/>messagetype=“<text:span text:style-name="T8">sendEmailResponse</text:span>“ /&gt;</text:p>
          </table:table-cell>
        </table:table-row>
      </table:table>
      <text:p text:style-name="P3"/>
      <table:table table:name="Tabelle15" table:style-name="Tabelle15">
        <table:table-column table:style-name="Tabelle15.A"/>
        <table:table-row>
          <table:table-cell table:style-name="Tabelle15.A1" office:value-type="string">
            <text:p text:style-name="P7">&lt;variable name=“<text:span text:style-name="T8">createTaskMessage</text:span>“ </text:p>
            <text:p text:style-name="P7"><text:s/>messagetype=“<text:span text:style-name="T8">createTaskRequest</text:span>“ /&gt;</text:p>
            <text:p text:style-name="P7">&lt;variable name=“<text:span text:style-name="T8">createTaskMessageResponse</text:span>“ </text:p>
            <text:p text:style-name="P7"><text:s/>messagetype=“<text:span text:style-name="T8">createTaskResponse</text:span>“ /&gt;</text:p>
            <text:p text:style-name="P7">&lt;variable name=“<text:span text:style-name="T8">taskDataMessage</text:span>“</text:p>
            <text:p text:style-name="P7"><text:s/>messagetype=“<text:span text:style-name="T8">taskDataRequest</text:span>“ /&gt;</text:p>
            <text:p text:style-name="P7">&lt;variable name=“<text:span text:style-name="T8">taskDataMessageResponse</text:span>“</text:p>
            <text:p text:style-name="P7"><text:s/>messagetype=“<text:span text:style-name="T8">taskDataResponse</text:span>“ /&gt;</text:p>
          </table:table-cell>
        </table:table-row>
      </table:table>
      <text:p text:style-name="P1"/>
      <text:p text:style-name="P2">5. Correlations</text:p>
      <table:table table:name="Tabelle19" table:style-name="Tabelle19">
        <table:table-column table:style-name="Tabelle19.A"/>
        <table:table-row>
          <table:table-cell table:style-name="Tabelle19.A1" office:value-type="string">
            <text:p text:style-name="P7">&lt;correlationSets&gt;</text:p>
            <text:p text:style-name="P7"><text:s text:c="2"/>&lt;correlationSet name="<text:span text:style-name="T8">standard-correlation</text:span>" </text:p>
            <text:p text:style-name="P7"><text:s text:c="3"/>properties="<text:span text:style-name="T1">processID userID taskID</text:span>" /&gt;</text:p>
            <text:p text:style-name="P7">&lt;/correlationSets&gt;</text:p>
          </table:table-cell>
        </table:table-row>
      </table:table>
      <text:p text:style-name="P3"/>
      <text:p text:style-name="P2">6. Assignments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13">&lt;workflow name=“<text:span text:style-name="T1">NCName</text:span>“ id=“<text:span text:style-name="T1">ID</text:span>“&gt;</text:p>
          </table:table-cell>
        </table:table-row>
        <table:table-row>
          <table:table-cell table:style-name="Table6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ID</text:span>&lt;/literal&gt;&lt;/from&gt;</text:p>
            <text:p text:style-name="P7"><text:s text:c="4"/>&lt;to variable=“<text:span text:style-name="T8">WFMID“ </text:span><text:span text:style-name="T17">/&gt;</text:span></text:p>
            <text:p text:style-name="P8"><text:s text:c="2"/>&lt;/copy&gt;</text:p>
            <text:p text:style-name="P8">&lt;/assign&gt;</text:p>
          </table:table-cell>
        </table:table-row>
      </table:table>
      <text:p text:style-name="P3"/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yes</text:span>“&gt;</text:p>
            <text:p text:style-name="P13">&lt;/variable&gt;</text:p>
          </table:table-cell>
        </table:table-row>
        <table:table-row>
          <table:table-cell table:style-name="Tabelle12.A2" office:value-type="string">
            <text:p text:style-name="P7">&lt;assign&gt;</text:p>
            <text:p text:style-name="P7"><text:s text:c="2"/>&lt;copy&gt;</text:p>
            <text:p text:style-name="P7"><text:s text:c="4"/>&lt;from variable=<text:span text:style-name="T8">startConfigurations </text:span><text:span text:style-name="T17">property=“</text:span><text:span text:style-name="T4">DWDLVariableName</text:span><text:span text:style-name="T17">“</text:span><text:span text:style-name="T8"> </text:span><text:span text:style-name="T17">/</text:span>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ext:p text:style-name="P3"/>
      <table:table table:name="Tabelle13" table:style-name="Tabelle13">
        <table:table-column table:style-name="Tabelle13.A"/>
        <table:table-row>
          <table:table-cell table:style-name="Tabelle13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oft-page-break/><text:s/>configurationVarialbe=“<text:span text:style-name="T1">no</text:span>“&gt;</text:p>
            <text:p text:style-name="P12"><text:s text:c="2"/>&lt;initialValue&gt;</text:p>
            <text:p text:style-name="P12"><text:s text:c="4"/><text:span text:style-name="T1">any Literal</text:span></text:p>
            <text:p text:style-name="P12"><text:s text:c="2"/>&lt;/initialValue&gt;</text:p>
            <text:p text:style-name="P13">&lt;/variable&gt;</text:p>
          </table:table-cell>
        </table:table-row>
        <table:table-row>
          <table:table-cell table:style-name="Tabelle13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any Literal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3"/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P17">&lt;variable name=“<text:span text:style-name="T1">DWDLVariableName</text:span>“ </text:p>
            <text:p text:style-name="P12"><text:s/>type=“<text:span text:style-name="T1">DWDLVariableType</text:span>“</text:p>
            <text:p text:style-name="P12"><text:s/>configurationVarialbe=“<text:span text:style-name="T1">no</text:span>“&gt;</text:p>
            <text:p text:style-name="P12"><text:s text:c="2"/>&lt;initialValues&gt;</text:p>
            <text:p text:style-name="P12"><text:s text:c="4"/><text:span text:style-name="T9">&lt;initialValue&gt;</text:span></text:p>
            <text:p text:style-name="P12"><text:span text:style-name="T9"><text:s text:c="6"/></text:span><text:span text:style-name="T1">value1</text:span></text:p>
            <text:p text:style-name="P12"><text:span text:style-name="T1"><text:s text:c="4"/></text:span><text:span text:style-name="T9">&lt;/initalValue&gt;</text:span></text:p>
            <text:p text:style-name="P15"><text:s text:c="4"/>&lt;initialValue&gt;</text:p>
            <text:p text:style-name="P14"><text:s text:c="6"/>value2</text:p>
            <text:p text:style-name="P12"><text:span text:style-name="T1"><text:s text:c="4"/></text:span><text:span text:style-name="T9">&lt;initialValue&gt;</text:span></text:p>
            <text:p text:style-name="P12"><text:s text:c="2"/>&lt;/initialValues&gt;</text:p>
            <text:p text:style-name="P13">&lt;/variable&gt;</text:p>
          </table:table-cell>
        </table:table-row>
        <table:table-row>
          <table:table-cell table:style-name="Tabelle14.A2" office:value-type="string">
            <text:p text:style-name="P7">&lt;assign&gt;</text:p>
            <text:p text:style-name="P7"><text:s text:c="2"/>&lt;copy&gt;</text:p>
            <text:p text:style-name="P7"><text:s text:c="4"/>&lt;from&gt;&lt;literal&gt;<text:span text:style-name="T1">value1 value2</text:span>&lt;/literal&gt;&lt;/from&gt;</text:p>
            <text:p text:style-name="P7"><text:s text:c="4"/>&lt;to variable=“<text:span text:style-name="T1">DWDLVariableName</text:span>“ /&gt;</text:p>
            <text:p text:style-name="P7"><text:s text:c="2"/>&lt;/copy&gt;</text:p>
            <text:p text:style-name="P7">&lt;/assign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997cm" fo:margin-left="1.058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7T21:59:09.99</meta:creation-date>
    <dc:date>2009-07-27T15:31:38.90</dc:date>
    <meta:editing-duration>PT39H06M17S</meta:editing-duration>
    <meta:editing-cycles>275</meta:editing-cycles>
    <meta:generator>OpenOffice.org/3.0$Win32 OpenOffice.org_project/300m15$Build-9379</meta:generator>
    <meta:document-statistic meta:table-count="25" meta:image-count="0" meta:object-count="0" meta:page-count="9" meta:paragraph-count="423" meta:word-count="639" meta:character-count="10255"/>
    <meta:user-defined meta:name="Info 1"/>
    <meta:user-defined meta:name="Info 2"/>
    <meta:user-defined meta:name="Info 3"/>
    <meta:user-defined meta:name="Info 4"/>
  </office:meta>
</office:document-meta>
</file>